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text-position="0% 100%" fo:font-size="12pt" fo:language="zxx" fo:country="none" fo:font-style="normal" style:text-underline-style="none" fo:font-weight="normal" officeooo:rsid="00abadb9"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text-properties style:text-position="0% 100%" fo:font-size="12pt" fo:language="zxx" fo:country="none" fo:font-style="normal" style:text-underline-style="none" fo:font-weight="normal" officeooo:rsid="00a61f44"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text-properties style:text-position="0% 100%" fo:font-size="12pt" fo:language="zxx" fo:country="none" fo:font-style="normal" style:text-underline-style="none" fo:font-weight="normal" officeooo:rsid="00a6c1b2"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text-properties style:text-position="0% 100%" fo:font-size="12pt" fo:language="zxx" fo:country="none" fo:font-style="normal" style:text-underline-style="none" fo:font-weight="normal" officeooo:rsid="00a6c1b2" officeooo:paragraph-rsid="00cefed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text-properties style:text-position="0% 100%" fo:font-size="12pt" fo:language="zxx" fo:country="none" fo:font-style="normal" style:text-underline-style="none" fo:font-weight="normal" officeooo:rsid="00a8553e"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text-properties style:text-position="0% 100%" fo:font-size="12pt" fo:language="zxx" fo:country="none" fo:font-style="normal" style:text-underline-style="none" fo:font-weight="normal" officeooo:rsid="00a8553e" officeooo:paragraph-rsid="00cefed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text-properties style:text-position="0% 100%" fo:font-size="12pt" fo:language="zxx" fo:country="none" fo:font-style="normal" style:text-underline-style="none" fo:font-weight="normal" officeooo:rsid="00a8553e"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text-properties style:text-position="0% 100%" fo:font-size="12pt" fo:language="zxx" fo:country="none" fo:font-style="normal" style:text-underline-style="none" fo:font-weight="normal" officeooo:rsid="00a90c0c"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text-properties style:text-position="0% 100%" fo:font-size="12pt" fo:language="zxx" fo:country="none" fo:font-style="normal" style:text-underline-style="none" fo:font-weight="normal" officeooo:rsid="00a90c0c"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text-properties style:text-position="0% 100%" fo:font-size="12pt" fo:language="zxx" fo:country="none" fo:font-style="normal" style:text-underline-style="none" fo:font-weight="normal" officeooo:rsid="00aa590d"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text-properties style:text-position="0% 100%" fo:font-size="12pt" fo:language="zxx" fo:country="none" fo:font-style="normal" style:text-underline-style="none" fo:font-weight="normal" officeooo:rsid="00a9b920"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text-properties style:text-position="0% 100%" fo:font-size="12pt" fo:language="zxx" fo:country="none" fo:font-style="normal" style:text-underline-style="none" fo:font-weight="normal" officeooo:rsid="00aa4071"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text-properties style:text-position="0% 100%" fo:font-size="12pt" fo:language="zxx" fo:country="none" fo:font-style="normal" style:text-underline-style="none" fo:font-weight="normal" officeooo:rsid="00aba9e0"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text-properties style:text-position="0% 100%" fo:font-size="12pt" fo:language="zxx" fo:country="none" fo:font-style="normal" style:text-underline-style="none" fo:font-weight="normal" officeooo:rsid="00aba9e0"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text-properties style:text-position="0% 100%" fo:font-size="12pt" fo:language="zxx" fo:country="none" fo:font-style="normal" style:text-underline-style="none" fo:font-weight="normal" officeooo:rsid="00cef0ac"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P17" style:family="paragraph" style:parent-style-name="Standard">
      <style:text-properties style:text-position="0% 100%" fo:font-size="12pt" fo:language="zxx" fo:country="none" fo:font-style="normal" style:text-underline-style="none" fo:font-weight="normal" officeooo:rsid="00cef0ac"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text-properties style:text-position="0% 100%" fo:font-size="12pt" fo:language="zxx" fo:country="none" fo:font-style="normal" style:text-underline-style="none" fo:font-weight="normal" officeooo:rsid="00c81d03"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text-properties style:text-position="0% 100%" fo:font-size="12pt" fo:language="zxx" fo:country="none" fo:font-style="normal" style:text-underline-style="none" fo:font-weight="normal" officeooo:rsid="00d038dd" officeooo:paragraph-rsid="00d038d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text-properties style:text-position="0% 100%" fo:font-size="12pt" fo:language="zxx" fo:country="none" fo:font-style="normal" style:text-underline-style="none" fo:font-weight="normal" officeooo:rsid="00cefed0" officeooo:paragraph-rsid="00cefed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 style:family="paragraph" style:parent-style-name="Standard">
      <style:text-properties style:text-position="0% 100%" fo:font-size="12pt" fo:language="zxx" fo:country="none" fo:font-style="normal" style:text-underline-style="none" fo:font-weight="bold" officeooo:rsid="00a9b920" officeooo:paragraph-rsid="00cd4d9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2" style:family="paragraph" style:parent-style-name="Standard">
      <style:text-properties style:text-position="0% 100%" fo:font-size="12pt" fo:language="zxx" fo:country="none" fo:font-style="normal" style:text-underline-style="none" fo:font-weight="bold" officeooo:rsid="00aba9e0" officeooo:paragraph-rsid="00d1d37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 style:family="paragraph" style:parent-style-name="Standard">
      <style:text-properties style:text-position="0% 100%" fo:font-size="12pt" fo:language="zxx" fo:country="none" fo:font-style="italic" style:text-underline-style="none" fo:font-weight="normal" officeooo:rsid="00a558dd"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4" style:family="paragraph" style:parent-style-name="Standard">
      <style:text-properties style:text-position="0% 100%" fo:font-size="12pt" fo:language="zxx" fo:country="none" fo:font-style="italic" style:text-underline-style="none" fo:font-weight="normal" officeooo:rsid="00a6c1b2"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5" style:family="paragraph" style:parent-style-name="Standard">
      <style:text-properties style:text-position="0% 100%" fo:font-size="12pt" fo:language="zxx" fo:country="none" fo:font-style="italic" style:text-underline-style="none" fo:font-weight="normal" officeooo:rsid="00a8553e"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6" style:family="paragraph" style:parent-style-name="Standard">
      <style:text-properties style:text-position="0% 100%" fo:font-size="12pt" fo:language="zxx" fo:country="none" fo:font-style="italic" style:text-underline-style="none" fo:font-weight="normal" officeooo:rsid="00a8553e" officeooo:paragraph-rsid="00cefed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7" style:family="paragraph" style:parent-style-name="Standard">
      <style:text-properties style:text-position="0% 100%" fo:font-size="12pt" fo:language="zxx" fo:country="none" fo:font-style="italic" style:text-underline-style="none" fo:font-weight="normal" officeooo:rsid="00a90c0c"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8" style:family="paragraph" style:parent-style-name="Standard">
      <style:text-properties style:text-position="0% 100%" fo:font-size="12pt" fo:language="zxx" fo:country="none" fo:font-style="italic" style:text-underline-style="none" fo:font-weight="normal" officeooo:rsid="00aba9e0" officeooo:paragraph-rsid="00d1d37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9" style:family="paragraph" style:parent-style-name="Standard">
      <style:text-properties style:text-position="0% 100%" fo:font-size="12pt" fo:language="zxx" fo:country="none" fo:font-style="italic" style:text-underline-style="none" fo:font-weight="bold" officeooo:rsid="00a6c1b2" officeooo:paragraph-rsid="00cd4d9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0" style:family="paragraph" style:parent-style-name="Standard">
      <style:text-properties style:text-position="0% 100%" fo:font-size="12pt" fo:language="zxx" fo:country="none" fo:font-style="italic" style:text-underline-style="none" fo:font-weight="bold" officeooo:rsid="00a90c0c" officeooo:paragraph-rsid="00cd4d9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1" style:family="paragraph" style:parent-style-name="Standard">
      <style:text-properties style:text-position="0% 100%" fo:font-size="12pt" fo:language="zxx" fo:country="none" fo:font-style="italic" style:text-underline-style="none" fo:font-weight="bold" officeooo:rsid="00a9b920" officeooo:paragraph-rsid="00cd4d9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2" style:family="paragraph" style:parent-style-name="Standard">
      <style:text-properties style:text-position="0% 100%" fo:font-size="12pt" fo:language="zxx" fo:country="none" fo:font-style="italic" style:text-underline-style="none" fo:font-weight="bold" officeooo:rsid="00abadb9" officeooo:paragraph-rsid="00d1d378" style:font-size-asian="12pt" style:language-asian="zxx" style:country-asian="none" style:font-style-asian="italic" style:font-weight-asian="bold" style:font-size-complex="12pt" style:language-complex="zxx" style:country-complex="none" style:font-style-complex="italic" style:font-weight-complex="bold"/>
    </style:style>
    <style:style style:name="P33" style:family="paragraph" style:parent-style-name="Standard">
      <style:text-properties style:text-position="0% 100%" fo:font-size="12pt" fo:language="zxx" fo:country="none" style:text-underline-style="none" fo:font-weight="normal" officeooo:rsid="00a558dd" officeooo:paragraph-rsid="00cd4d9a" style:font-size-asian="12pt" style:language-asian="zxx" style:country-asian="none" style:font-weight-asian="normal" style:font-size-complex="12pt" style:language-complex="zxx" style:country-complex="none" style:font-weight-complex="normal"/>
    </style:style>
    <style:style style:name="P34" style:family="paragraph" style:parent-style-name="Standard">
      <style:text-properties style:text-position="0% 100%" fo:font-size="12pt" fo:language="zxx" fo:country="none" style:text-underline-style="none" fo:font-weight="normal" officeooo:rsid="00a6c1b2" officeooo:paragraph-rsid="00cd4d9a" style:font-size-asian="12pt" style:language-asian="zxx" style:country-asian="none" style:font-weight-asian="normal" style:font-size-complex="12pt" style:language-complex="zxx" style:country-complex="none" style:font-weight-complex="normal"/>
    </style:style>
    <style:style style:name="P35" style:family="paragraph" style:parent-style-name="Standard">
      <style:text-properties style:text-position="0% 100%" fo:font-size="12pt" fo:language="zxx" fo:country="none" style:text-underline-style="none" fo:font-weight="normal" officeooo:rsid="00a61f44" officeooo:paragraph-rsid="00cd4d9a" style:font-size-asian="12pt" style:language-asian="zxx" style:country-asian="none" style:font-weight-asian="normal" style:font-size-complex="12pt" style:language-complex="zxx" style:country-complex="none" style:font-weight-complex="normal"/>
    </style:style>
    <style:style style:name="P36" style:family="paragraph" style:parent-style-name="Standard">
      <style:text-properties fo:font-style="italic" fo:font-weight="normal" officeooo:rsid="00a558dd" officeooo:paragraph-rsid="00cd4d9a" style:font-style-asian="italic" style:font-weight-asian="normal" style:font-style-complex="italic" style:font-weight-complex="normal"/>
    </style:style>
    <style:style style:name="P37" style:family="paragraph" style:parent-style-name="Standard">
      <style:text-properties officeooo:paragraph-rsid="00cd4d9a"/>
    </style:style>
    <style:style style:name="P38" style:family="paragraph" style:parent-style-name="Standard">
      <style:text-properties officeooo:paragraph-rsid="00d1d378"/>
    </style:style>
    <style:style style:name="P39" style:family="paragraph" style:parent-style-name="Standard">
      <style:paragraph-properties fo:break-before="page"/>
      <style:text-properties style:text-position="0% 100%" fo:font-size="12pt" fo:language="zxx" fo:country="none" fo:font-style="italic" style:text-underline-style="none" fo:font-weight="normal" officeooo:rsid="00a558dd"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0" style:family="paragraph" style:parent-style-name="Standard">
      <style:paragraph-properties fo:break-before="page"/>
      <style:text-properties style:text-position="0% 100%" fo:font-size="12pt" fo:language="zxx" fo:country="none" fo:font-style="italic" style:text-underline-style="none" fo:font-weight="normal" officeooo:rsid="00a90c0c"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1" style:family="paragraph" style:parent-style-name="Standard">
      <style:paragraph-properties fo:break-before="page"/>
      <style:text-properties style:text-position="0% 100%" fo:font-size="12pt" fo:language="zxx" fo:country="none" fo:font-style="italic" style:text-underline-style="none" fo:font-weight="normal" officeooo:rsid="00aa590d"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2" style:family="paragraph" style:parent-style-name="Standard">
      <style:paragraph-properties fo:break-before="page"/>
      <style:text-properties style:text-position="0% 100%" fo:font-size="12pt" fo:language="zxx" fo:country="none" fo:font-style="italic" style:text-underline-style="none" fo:font-weight="normal" officeooo:rsid="00cd4d9a" officeooo:paragraph-rsid="00cd4d9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3" style:family="paragraph" style:parent-style-name="Standard">
      <style:paragraph-properties fo:break-before="page"/>
      <style:text-properties style:text-position="0% 100%" fo:font-size="12pt" fo:language="zxx" fo:country="none" fo:font-style="italic" style:text-underline-style="none" fo:font-weight="bold" officeooo:rsid="00a6c1b2" officeooo:paragraph-rsid="00cefed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4" style:family="paragraph" style:parent-style-name="Standard">
      <style:paragraph-properties fo:break-before="page"/>
      <style:text-properties style:text-position="0% 100%" fo:font-size="12pt" fo:language="zxx" fo:country="none" fo:font-style="normal" style:text-underline-style="none" fo:font-weight="bold" officeooo:rsid="00a6c1b2" officeooo:paragraph-rsid="00cd4d9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 style:family="paragraph" style:parent-style-name="Standard">
      <style:paragraph-properties fo:break-before="page"/>
      <style:text-properties style:text-position="0% 100%" fo:font-size="12pt" fo:language="zxx" fo:country="none" fo:font-style="normal" style:text-underline-style="none" fo:font-weight="bold" officeooo:rsid="00aba9e0" officeooo:paragraph-rsid="00d1d37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 style:family="paragraph" style:parent-style-name="Standard">
      <style:paragraph-properties fo:break-before="page"/>
      <style:text-properties style:text-position="0% 100%" fo:font-size="12pt" fo:language="zxx" fo:country="none" fo:font-style="normal" style:text-underline-style="none" fo:font-weight="bold" officeooo:rsid="00cefed0" officeooo:paragraph-rsid="00cefed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7" style:family="paragraph" style:parent-style-name="Standard">
      <style:paragraph-properties fo:break-before="page"/>
      <style:text-properties style:text-position="0% 100%" fo:font-size="12pt" fo:language="zxx" fo:country="none" fo:font-style="normal" style:text-underline-style="none" fo:font-weight="normal" officeooo:rsid="00a8553e"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Standard">
      <style:paragraph-properties fo:break-before="page"/>
      <style:text-properties style:text-position="0% 100%" fo:font-size="12pt" fo:language="zxx" fo:country="none" fo:font-style="normal" style:text-underline-style="none" fo:font-weight="normal" officeooo:rsid="00a8553e" officeooo:paragraph-rsid="00cefed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9" style:family="paragraph" style:parent-style-name="Standard">
      <style:paragraph-properties fo:break-before="page"/>
      <style:text-properties style:text-position="0% 100%" fo:font-size="12pt" fo:language="zxx" fo:country="none" fo:font-style="normal" style:text-underline-style="none" fo:font-weight="normal" officeooo:rsid="00a90c0c"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paragraph-properties fo:break-before="page"/>
      <style:text-properties style:text-position="0% 100%" fo:font-size="12pt" fo:language="zxx" fo:country="none" fo:font-style="normal" style:text-underline-style="none" fo:font-weight="normal" officeooo:rsid="00aa590d" officeooo:paragraph-rsid="00cd4d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paragraph-properties fo:break-before="page"/>
      <style:text-properties style:text-position="0% 100%" fo:font-size="12pt" fo:language="zxx" fo:country="none" fo:font-style="normal" style:text-underline-style="none" fo:font-weight="normal" officeooo:rsid="00abadb9"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Standard">
      <style:paragraph-properties fo:break-before="page"/>
      <style:text-properties style:text-position="0% 100%" fo:font-size="12pt" fo:language="zxx" fo:country="none" fo:font-style="normal" style:text-underline-style="none" fo:font-weight="normal" officeooo:rsid="00cef0ac"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paragraph-properties fo:break-before="page"/>
      <style:text-properties style:text-position="0% 100%" fo:font-size="12pt" fo:language="zxx" fo:country="none" fo:font-style="normal" style:text-underline-style="none" fo:font-weight="normal" officeooo:rsid="00aba9e0"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paragraph-properties fo:break-before="page"/>
      <style:text-properties style:text-position="0% 100%" fo:font-size="12pt" fo:language="zxx" fo:country="none" fo:font-style="normal" style:text-underline-style="none" fo:font-weight="normal" officeooo:rsid="00a6c1b2" officeooo:paragraph-rsid="00cefed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paragraph-properties fo:break-before="page"/>
      <style:text-properties style:text-position="0% 100%" fo:font-size="12pt" fo:language="zxx" fo:country="none" fo:font-style="normal" style:text-underline-style="none" fo:font-weight="normal" officeooo:rsid="00cefed0" officeooo:paragraph-rsid="00cefed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6" style:family="paragraph" style:parent-style-name="Standard">
      <style:paragraph-properties fo:break-before="page"/>
      <style:text-properties officeooo:paragraph-rsid="00cd4d9a"/>
    </style:style>
    <style:style style:name="P57" style:family="paragraph" style:parent-style-name="Standard">
      <style:text-properties style:text-position="0% 100%" fo:font-size="12pt" fo:language="zxx" fo:country="none" fo:font-style="normal" style:text-underline-style="none" fo:font-weight="normal" officeooo:rsid="00a8553e"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text-properties style:text-position="0% 100%" fo:font-size="12pt" fo:language="zxx" fo:country="none" fo:font-style="normal" style:text-underline-style="none" fo:font-weight="normal" officeooo:rsid="00a8553e" officeooo:paragraph-rsid="00d4432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text-properties style:text-position="0% 100%" fo:font-size="12pt" fo:language="zxx" fo:country="none" fo:font-style="normal" style:text-underline-style="none" fo:font-weight="normal" officeooo:rsid="00abadb9" officeooo:paragraph-rsid="00d1d3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break-before="page"/>
      <style:text-properties style:text-position="0% 100%" fo:font-size="12pt" fo:language="zxx" fo:country="none" fo:font-style="normal" style:text-underline-style="none" fo:font-weight="normal" officeooo:rsid="00a8553e" officeooo:paragraph-rsid="00d4432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loext:graphic-properties draw:fill-color="#ffffff"/>
    </style:style>
    <style:style style:name="P62" style:family="paragraph">
      <style:paragraph-properties fo:text-align="center"/>
    </style:style>
    <style:style style:name="T1" style:family="text">
      <style:text-properties officeooo:rsid="006fb389"/>
    </style:style>
    <style:style style:name="T2" style:family="text">
      <style:text-properties fo:language="zxx" fo:country="none" officeooo:rsid="00cd4d9a" style:language-asian="zxx" style:country-asian="none" style:language-complex="zxx" style:country-complex="none"/>
    </style:style>
    <style:style style:name="T3" style:family="text">
      <style:text-properties officeooo:rsid="00957495"/>
    </style:style>
    <style:style style:name="T4" style:family="text">
      <style:text-properties style:text-position="0% 100%" fo:font-size="12pt" fo:language="zxx" fo:country="none" fo:font-style="normal" style:text-underline-style="none" fo:font-weight="normal" officeooo:rsid="00abadb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 style:family="text">
      <style:text-properties style:text-position="0% 100%"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T6" style:family="text">
      <style:text-properties style:text-position="0% 100%" fo:font-size="12pt" fo:language="zxx" fo:country="none" fo:font-style="normal" style:text-underline-style="solid" style:text-underline-width="auto" style:text-underline-color="font-color" style:font-size-asian="12pt" style:language-asian="zxx" style:country-asian="none" style:font-style-asian="normal" style:font-size-complex="12pt" style:language-complex="zxx" style:country-complex="none" style:font-style-complex="normal"/>
    </style:style>
    <style:style style:name="T7" style:family="text">
      <style:text-properties style:text-position="0% 100%" fo:font-size="12pt" fo:language="zxx" fo:country="none" style:text-underline-style="none" fo:font-weight="bold" officeooo:rsid="005aea2d" style:font-size-asian="12pt" style:language-asian="zxx" style:country-asian="none" style:font-weight-asian="bold" style:font-size-complex="12pt" style:language-complex="zxx" style:country-complex="none" style:font-weight-complex="bold"/>
    </style:style>
    <style:style style:name="T8" style:family="text">
      <style:text-properties style:text-position="0% 100%" fo:font-size="12pt" fo:language="zxx" fo:country="none" style:text-underline-style="none" fo:font-weight="bold" officeooo:rsid="00a558dd" style:font-size-asian="12pt" style:language-asian="zxx" style:country-asian="none" style:font-weight-asian="bold" style:font-size-complex="12pt" style:language-complex="zxx" style:country-complex="none" style:font-weight-complex="bold"/>
    </style:style>
    <style:style style:name="T9" style:family="text">
      <style:text-properties style:text-position="0% 100%" fo:font-size="12pt" fo:language="zxx" fo:country="none" style:text-underline-style="none" fo:font-weight="bold" officeooo:rsid="00771254" style:font-size-asian="12pt" style:language-asian="zxx" style:country-asian="none" style:font-weight-asian="bold" style:font-size-complex="12pt" style:language-complex="zxx" style:country-complex="none" style:font-weight-complex="bold"/>
    </style:style>
    <style:style style:name="T10" style:family="text">
      <style:text-properties style:text-position="0% 100%" fo:font-size="12pt" fo:language="zxx" fo:country="none" style:text-underline-style="none" fo:font-weight="bold" officeooo:rsid="00cd4d9a" style:font-size-asian="12pt" style:language-asian="zxx" style:country-asian="none" style:font-weight-asian="bold" style:font-size-complex="12pt" style:language-complex="zxx" style:country-complex="none" style:font-weight-complex="bold"/>
    </style:style>
    <style:style style:name="T11" style:family="text">
      <style:text-properties style:text-position="0% 100%" fo:font-size="12pt" fo:language="zxx" fo:country="none" style:text-underline-style="none" fo:font-weight="bold" officeooo:rsid="00602c69" style:font-size-asian="12pt" style:language-asian="zxx" style:country-asian="none" style:font-weight-asian="bold" style:font-size-complex="12pt" style:language-complex="zxx" style:country-complex="none" style:font-weight-complex="bold"/>
    </style:style>
    <style:style style:name="T12" style:family="text">
      <style:text-properties style:text-position="0% 100%" fo:font-size="12pt" fo:language="zxx" fo:country="none" style:text-underline-style="none" style:font-size-asian="12pt" style:language-asian="zxx" style:country-asian="none" style:font-size-complex="12pt" style:language-complex="zxx" style:country-complex="none"/>
    </style:style>
    <style:style style:name="T13" style:family="text">
      <style:text-properties style:text-position="0% 100%" fo:font-size="12pt" fo:language="zxx" fo:country="none" fo:font-style="italic" style:text-underline-style="none" fo:font-weight="normal" officeooo:rsid="00cef0a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4" style:family="text">
      <style:text-properties style:text-position="0% 100%" fo:font-size="12pt" fo:language="zxx" fo:country="none" fo:font-style="italic" style:text-underline-style="none" fo:font-weight="normal" officeooo:rsid="00a90c0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aa4071" style:font-weight-asian="normal" style:font-weight-complex="normal"/>
    </style:style>
    <style:style style:name="T17" style:family="text">
      <style:text-properties officeooo:rsid="00cd4d9a"/>
    </style:style>
    <style:style style:name="T18" style:family="text">
      <style:text-properties officeooo:rsid="00a6c1b2"/>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a8553e" style:font-style-asian="normal" style:font-weight-asian="normal" style:font-style-complex="normal" style:font-weight-complex="normal"/>
    </style:style>
    <style:style style:name="T21" style:family="text">
      <style:text-properties fo:font-style="normal" fo:font-weight="normal" officeooo:rsid="00a9b920" style:font-style-asian="normal" style:font-weight-asian="normal" style:font-style-complex="normal" style:font-weight-complex="normal"/>
    </style:style>
    <style:style style:name="T22" style:family="text">
      <style:text-properties fo:font-style="normal" fo:font-weight="normal" officeooo:rsid="00aa4071" style:font-style-asian="normal" style:font-weight-asian="normal" style:font-style-complex="normal" style:font-weight-complex="normal"/>
    </style:style>
    <style:style style:name="T23" style:family="text">
      <style:text-properties fo:font-style="italic" fo:font-weight="normal" officeooo:rsid="00aa4071" style:font-style-asian="italic" style:font-weight-asian="normal" style:font-style-complex="italic" style:font-weight-complex="normal"/>
    </style:style>
    <style:style style:name="T24" style:family="text">
      <style:text-properties officeooo:rsid="00abadb9"/>
    </style:style>
    <style:style style:name="T25" style:family="text">
      <style:text-properties officeooo:rsid="00cef0ac"/>
    </style:style>
    <style:style style:name="T26" style:family="text">
      <style:text-properties officeooo:rsid="00c81d03"/>
    </style:style>
    <style:style style:name="T27" style:family="text">
      <style:text-properties loext:padding="0in" loext:border="none"/>
    </style:style>
    <style:style style:name="T28" style:family="text">
      <style:text-properties officeooo:rsid="00cefed0"/>
    </style:style>
    <style:style style:name="fr1"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color="#ffffff" draw:textarea-horizontal-align="justify" draw:textarea-vertical-align="middle" draw:auto-grow-height="false" fo:min-height="0.7146in" fo:min-width="0.9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7">S</text:span><text:span text:style-name="T11">ection </text:span><text:span text:style-name="T10">7</text:span><text:span text:style-name="T9">.1 - </text:span><text:span text:style-name="T8">Solving Systems of Linear Equations by Graphing</text:span></text:p>
      <text:p text:style-name="P36"><text:span text:style-name="T12"><text:tab/></text:span><text:span text:style-name="T5">A </text:span><text:span text:style-name="T6">system of linear equations</text:span><text:span text:style-name="T5"> is a grouping of two or more linear equations where each equation contains one or more variables.</text:span></text:p>
      <text:p text:style-name="P23">1) Determine Whether an Ordered Pair Is a Solution of a System of Linear Equations</text:p>
      <text:p text:style-name="P33"><text:tab/>Determine whether each ordered pair is a solution of the system of equations.</text:p>
      <text:p text:style-name="P33"><text:tab/><text:tab/>x + 3y = 9</text:p>
      <text:p text:style-name="P33"><text:tab/><text:tab/>4x - 2y = 8</text:p>
      <text:p text:style-name="P33"><text:tab/>a) (-3, 4)</text:p>
      <text:p text:style-name="P33"/>
      <text:p text:style-name="P33"/>
      <text:p text:style-name="P33"/>
      <text:p text:style-name="P33"/>
      <text:p text:style-name="P33"/>
      <text:p text:style-name="P33"><text:tab/>b) (3, 2)</text:p>
      <text:p text:style-name="P33"/>
      <text:p text:style-name="P33"/>
      <text:p text:style-name="P33"/>
      <text:p text:style-name="P33"/>
      <text:p text:style-name="P33"><text:tab/>Determine whether the given set of ordered pairs is a solution of the system of equations</text:p>
      <text:p text:style-name="P33"><text:tab/><text:tab/>2x + 3y = 7</text:p>
      <text:p text:style-name="P33"><text:tab/><text:tab/>3x + y = -7</text:p>
      <text:p text:style-name="P33"><text:tab/>a) (3, 1)</text:p>
      <text:p text:style-name="P33"/>
      <text:p text:style-name="P33"/>
      <text:p text:style-name="P33"/>
      <text:p text:style-name="P33"/>
      <text:p text:style-name="P33"/>
      <text:p text:style-name="P33"><text:tab/>b) (-4, 5)</text:p>
      <text:p text:style-name="P33"/>
      <text:p text:style-name="P33"/>
      <text:p text:style-name="P33"/>
      <text:p text:style-name="P33"/>
      <text:p text:style-name="P33"><text:tab/>c) (-2, -1)</text:p>
      <text:p text:style-name="P33"/>
      <text:p text:style-name="P23"/>
      <text:p text:style-name="P39">2) Solve a System of Linear Equations by Graphing</text:p>
      <text:p text:style-name="P33"><text:tab/>Points that satisfy the first equation are located ___________________</text:p>
      <text:p text:style-name="P33"/>
      <text:p text:style-name="P33"/>
      <text:p text:style-name="P33"/>
      <text:p text:style-name="P33"><text:tab/>Points that satisfy the second equation are located ___________________</text:p>
      <text:p text:style-name="P33"/>
      <text:p text:style-name="P33"/>
      <text:p text:style-name="P33"/>
      <text:p text:style-name="P33"><text:tab/>Points that satisfy both equations are located ______________________</text:p>
      <text:p text:style-name="P33"/>
      <text:p text:style-name="P33"/>
      <text:p text:style-name="P33"/>
      <text:p text:style-name="P33"/>
      <text:p text:style-name="P34"/>
      <text:p text:style-name="P23">3) Classify Systems of Linear Equations as Consistent or Inconsistent</text:p>
      <text:p text:style-name="P3">Give three different scenarios that can happen when we have two lin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3"/>
      <text:p text:style-name="P35">Without graphing, determine the number of solutions to the following systems of equations</text:p>
      <text:p text:style-name="P35">a)<text:tab/>x - <text:span text:style-name="T18">3</text:span>y = 4</text:p>
      <text:p text:style-name="P35"><text:tab/>2x + 7y = 7</text:p>
      <text:p text:style-name="P35"/>
      <text:p text:style-name="P35"/>
      <text:p text:style-name="P35"/>
      <text:p text:style-name="P35">b)<text:tab/>6x + 4y = 4</text:p>
      <text:p text:style-name="P35"><text:tab/>-12x - 8y = -8</text:p>
      <text:p text:style-name="P35"/>
      <text:p text:style-name="P35"/>
      <text:p text:style-name="P35"/>
      <text:p text:style-name="P35">c)<text:tab/>3x - 4y = 8</text:p>
      <text:p text:style-name="P35"><text:tab/>-6x + 8y = 8</text:p>
      <text:p text:style-name="P44">Section <text:span text:style-name="T17">7</text:span>.2 - Solving Systems of Linear Equations Using Substitution</text:p>
      <text:p text:style-name="P24"/>
      <text:p text:style-name="P4"><text:tab/>Solve the following system by substitution</text:p>
      <text:p text:style-name="P4"><text:tab/>y = -2x + 10</text:p>
      <text:p text:style-name="P4"><text:tab/>3x + 5y = 8</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Graph the equations to verify the solution.</text:p>
      <text:p text:style-name="P4"/>
      <text:p text:style-name="P4"/>
      <text:p text:style-name="P4"/>
      <text:p text:style-name="P4"/>
      <text:p text:style-name="P54">Solve using substitution</text:p>
      <text:p text:style-name="P4"><text:tab/>2x - y = -15</text:p>
      <text:p text:style-name="P4"><text:tab/>4x + 3y = 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olve the following system</text:p>
      <text:p text:style-name="P4">-4x + y = 1</text:p>
      <text:p text:style-name="P4">8x - y = 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4">Section <text:span text:style-name="T17">7</text:span>.3<text:span text:style-name="T28">&amp;7.4</text:span> - Solving System of Linear Equations Using Elimination</text:p>
      <text:p text:style-name="P24">1) Solve a System of Linear Equations Using the Elimination Method</text:p>
      <text:p text:style-name="P4"><text:tab/>Solve the following system using the elimination method</text:p>
      <text:p text:style-name="P4"><text:tab/>x + y = 13</text:p>
      <text:p text:style-name="P4"><text:tab/>2x - y = -7</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9"><text:span text:style-name="T19"><text:tab/>Solve the system </text:span><text:span text:style-name="T20">by </text:span><text:span text:style-name="T19">using the elimination method</text:span></text:p>
      <text:p text:style-name="P4"><text:tab/>2x + 3y = -6</text:p>
      <text:p text:style-name="P4"><text:tab/>-4x + 5y = -21</text:p>
      <text:p text:style-name="P43"><text:span text:style-name="T19">Solve the system </text:span><text:span text:style-name="T20">by </text:span><text:span text:style-name="T19">using the elimination method</text:span></text:p>
      <text:p text:style-name="P6"><text:tab/>3y = -2x + 3</text:p>
      <text:p text:style-name="P7"><text:tab/>3x + 5y = 7</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olve</text:p>
      <text:p text:style-name="P6">5x + 4y = 10</text:p>
      <text:p text:style-name="P6">-2x + 3y = -27</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7">Summary: Which method should I use?</text:p>
      <text:p text:style-name="P6"/>
      <text:p text:style-name="P6">Substitution</text:p>
      <text:p text:style-name="P6"/>
      <text:p text:style-name="P6"/>
      <text:p text:style-name="P6"/>
      <text:p text:style-name="P6"/>
      <text:p text:style-name="P6"/>
      <text:p text:style-name="P6"/>
      <text:p text:style-name="P6">Elimination</text:p>
      <text:p text:style-name="P6"/>
      <text:p text:style-name="P6"/>
      <text:p text:style-name="P6"/>
      <text:p text:style-name="P6"/>
      <text:p text:style-name="P6"/>
      <text:p text:style-name="P25"/>
      <text:p text:style-name="P8">The number of hot dogs h that a street vendor is willing to sell each day is given by the equation h=300p−100, where p is the price of the hot dog. The number of hot dogs h that individuals are willing to purchase each day is given by the equation h=−150p+1250, where p is the price of the hot dog. The price at which supply equals demand is the equilibrium price. To find the equilibrium price of the hot dogs, solve the system of equations</text:p>
      <text:p text:style-name="P8"><text:tab/>h = 300p - 100</text:p>
      <text:p text:style-name="P8"><text:tab/>h = -150p + 1250</text:p>
      <text:p text:style-name="P8"/>
      <text:p text:style-name="P8"/>
      <text:p text:style-name="P8"/>
      <text:p text:style-name="P8"/>
      <text:p text:style-name="P8"/>
      <text:p text:style-name="P8"/>
      <text:p text:style-name="P8"/>
      <text:p text:style-name="P60">Bill and Roger attend a baseball game with their kids. They get to the game early to watch batting practice and have dinner. Roger says that he will buy dinner. He gets 7 hot dogs and 5 Pepsis for $38.25. After the sixth inning everyone is hungry again, so Bill buys 5 hot dogs and 4 Pepsis for $28.50. Find the price of a hot dog and the price of a Pepsi by solving the system of equations</text:p>
      <text:p text:style-name="P58"><text:tab/>7h + 5p = 38.25</text:p>
      <text:p text:style-name="P58"><text:tab/>5h + 4p = 28.50</text:p>
      <text:p text:style-name="P46">Section 7.5 - Special Types of Linear Systems</text:p>
      <text:p text:style-name="P20">What are the three scenarios that can happen with a system of equation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Solve and state the number of solutions:<text:tab/></text:p>
      <text:p text:style-name="P20">3x + 1 = 3(x + 3) - 4</text:p>
      <text:p text:style-name="P20"/>
      <text:p text:style-name="P20"/>
      <text:p text:style-name="P20"/>
      <text:p text:style-name="P20"/>
      <text:p text:style-name="P20"/>
      <text:p text:style-name="P20"/>
      <text:p text:style-name="P20"/>
      <text:p text:style-name="P20"/>
      <text:p text:style-name="P20">Solve and state the number of solutions:<text:tab/></text:p>
      <text:p text:style-name="P20">4x + 1 = 10x + 1 - 6x</text:p>
      <text:p text:style-name="P20"/>
      <text:p text:style-name="P20"/>
      <text:p text:style-name="P20"/>
      <text:p text:style-name="P20"/>
      <text:p text:style-name="P20"/>
      <text:p text:style-name="P20"/>
      <text:p text:style-name="P20"/>
      <text:p text:style-name="P20"/>
      <text:p text:style-name="P20">Solve and state the number of solutions:<text:tab/></text:p>
      <text:p text:style-name="P20">3x + 1 = 4(x + 3) - 1 </text:p>
      <text:p text:style-name="P55">Solve</text:p>
      <text:p text:style-name="P5">6x - 2y = -4</text:p>
      <text:p text:style-name="P5">-3x + y = 2</text:p>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
      <text:p text:style-name="P7"/>
      <text:p text:style-name="P7"/>
      <text:p text:style-name="P7">Solve</text:p>
      <text:p text:style-name="P26"><draw:frame draw:style-name="fr1" draw:name="Object1" text:anchor-type="as-char" svg:width="1.0252in" svg:height="0.3929in" draw:z-index="3"><draw:object xlink:href="./Object 2" xlink:type="simple" xlink:show="embed" xlink:actuate="onLoad"/><draw:image xlink:href="./ObjectReplacements/Object 2" xlink:type="simple" xlink:show="embed" xlink:actuate="onLoad"/><svg:desc>formula</svg:desc></draw:frame></text:p>
      <text:p text:style-name="P26"><draw:frame draw:style-name="fr1" draw:name="Object2" text:anchor-type="as-char" svg:width="0.9075in" svg:height="0.3929in" draw:z-index="2"><draw:object xlink:href="./Object 1" xlink:type="simple" xlink:show="embed" xlink:actuate="onLoad"/><draw:image xlink:href="./ObjectReplacements/Object 1" xlink:type="simple" xlink:show="embed" xlink:actuate="onLoad"/><svg:desc>formula</svg:desc></draw:frame></text:p>
      <text:p text:style-name="P48">Solve</text:p>
      <text:p text:style-name="P7">4x - 6y = -5</text:p>
      <text:p text:style-name="P7">6x - 9y = 2</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Solve:</text:p>
      <text:p text:style-name="P19">6x - 10y = 8</text:p>
      <text:p text:style-name="P19">9x + 6y = 11</text:p>
      <text:p text:style-name="P48">Solve</text:p>
      <text:p text:style-name="P7">-x + 3y = 2</text:p>
      <text:p text:style-name="P7">3x - 9y = -6</text:p>
      <text:p text:style-name="P7"/>
      <text:p text:style-name="P7"/>
      <text:p text:style-name="P7"/>
      <text:p text:style-name="P7"/>
      <text:p text:style-name="P7"/>
      <text:p text:style-name="P7"/>
      <text:p text:style-name="P7"/>
      <text:p text:style-name="P7"/>
      <text:p text:style-name="P7"/>
      <text:p text:style-name="P7"/>
      <text:p text:style-name="P19">Solve</text:p>
      <text:p text:style-name="P19">x = 1</text:p>
      <text:p text:style-name="P19">y = 3x + 4</text:p>
      <text:p text:style-name="P19"/>
      <text:p text:style-name="P19"/>
      <text:p text:style-name="P19"/>
      <text:p text:style-name="P19"/>
      <text:p text:style-name="P19"/>
      <text:p text:style-name="P19"/>
      <text:p text:style-name="P19"/>
      <text:p text:style-name="P19"/>
      <text:p text:style-name="P19"/>
      <text:p text:style-name="P19"/>
      <text:p text:style-name="P10">Suppose that you received an unexpected inheritance of $21,000. You have decided to invest the money by placing some of the money in stocks and the remainder in bonds. To diversify, you decide that four times the amount invested in bonds should equal three times the amount invested in stocks. How much should be invested in stocks? How much should be invested in bonds?</text:p>
      <text:p text:style-name="P45">Section <text:span text:style-name="T25">7</text:span>.6 - Systems of Linear Inequalities</text:p>
      <text:p text:style-name="P15"><text:tab/>Review: Graph 3x - 2 ≥ 7</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8">1) Determine Whether an Ordered Pair Is a Solution of a System of Linear Inequalities</text:p>
      <text:p text:style-name="P15"><text:tab/>Which of the following satisfy the system?</text:p>
      <text:p text:style-name="P15"><text:tab/>2x + y ≤ 7</text:p>
      <text:p text:style-name="P15"><text:tab/>7x - 2y ≥ 4</text:p>
      <text:p text:style-name="P15"/>
      <text:p text:style-name="P15"><text:tab/>a) <text:s text:c="2"/>(2, 1)<text:tab/><text:tab/><text:tab/><text:tab/><text:tab/><text:tab/>b) <text:s text:c="3"/>(-2, 5)</text:p>
      <text:p text:style-name="P15"/>
      <text:p text:style-name="P15"/>
      <text:p text:style-name="P15"/>
      <text:p text:style-name="P15"/>
      <text:p text:style-name="P15"/>
      <text:p text:style-name="P15"/>
      <text:p text:style-name="P15"/>
      <text:p text:style-name="P28"><text:span text:style-name="T25">G</text:span>raph a System of Linear Inequalities</text:p>
      <text:p text:style-name="P15"><text:tab/>Graph both boundary lines, and determine the direction of the solutions</text:p>
      <text:p text:style-name="P15"><text:tab/>Shade only the region that satisfies both equations</text:p>
      <text:p text:style-name="P51">Graph the system</text:p>
      <text:p text:style-name="P2">y ≥ 3x - 5</text:p>
      <text:p text:style-name="P2">y &lt; -2x + 5</text:p>
      <text:p text:style-name="P2"/>
      <text:p text:style-name="P2"/>
      <text:p text:style-name="P2"/>
      <text:p text:style-name="P2"/>
      <text:p text:style-name="P2"/>
      <text:p text:style-name="P2"/>
      <text:p text:style-name="P32"/>
      <text:p text:style-name="P32"/>
      <text:p text:style-name="P32"/>
      <text:p text:style-name="P32"/>
      <text:p text:style-name="P32"/>
      <text:p text:style-name="P2"/>
      <text:p text:style-name="P2"/>
      <text:p text:style-name="P2"/>
      <text:p text:style-name="P2"/>
      <text:p text:style-name="P2"/>
      <text:p text:style-name="P2"/>
      <text:p text:style-name="P2"/>
      <text:p text:style-name="P2"/>
      <text:p text:style-name="P2">Graph the system</text:p>
      <text:p text:style-name="P2">2x + y &lt; 7</text:p>
      <text:p text:style-name="P38"><text:span text:style-name="T4">7x - 2y &gt; </text:span><text:span text:style-name="T24">4</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28"/>
      <text:p text:style-name="P15"/>
      <text:p text:style-name="P53">Maurice can invest up to $50,000. His financial advisor recommends that he place at least $10,000 in Treasury notes and no more than $35,000 in corporate bonds. A system of linear inequalities that models this situation is</text:p>
      <text:p text:style-name="P2">c + t ≤ 50,000</text:p>
      <text:p text:style-name="P2">c ≤ 35,000</text:p>
      <text:p text:style-name="P2">t ≥ 10,000</text:p>
      <text:p text:style-name="P2"/>
      <text:p text:style-name="P2">a) Graph the syste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b) Can Maurice put $20,000 in corporate bonds and $30,000 in Treasury notes?</text:p>
      <text:p text:style-name="P52"><text:span text:style-name="T26">G</text:span>raph the system</text:p>
      <text:p text:style-name="P17">3x + 5y ≤ 45</text:p>
      <text:p text:style-name="P17">6x + 5y <text:span text:style-name="T27">≤ 60</text:span></text:p>
      <text:p text:style-name="P16">x ≥ 0</text:p>
      <text:p text:style-name="P16">y ≥ 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2">Additional Word problem</text:p>
      <text:p text:style-name="P9"><text:tab/>Step 1: Identify the unknown numbers</text:p>
      <text:p text:style-name="P9"><text:tab/>Step 2: Name the numbers (x and y) in this chapter</text:p>
      <text:p text:style-name="P9"><text:tab/>Step 3: Translate - we need two equations since we have two variables</text:p>
      <text:p text:style-name="P9"><text:tab/>Step 4: Solve</text:p>
      <text:p text:style-name="P9"><text:tab/>Step 5: Check</text:p>
      <text:p text:style-name="P9"><text:tab/>Step 6: Answer the question</text:p>
      <text:p text:style-name="P9"/>
      <text:p text:style-name="P9"><text:tab/>The sum of two numbers is 45. Twice the first number minus the second number is 27. Find the <text:tab/>numbers</text:p>
      <text:p text:style-name="P9"/>
      <text:p text:style-name="P9"/>
      <text:p text:style-name="P9"/>
      <text:p text:style-name="P9"/>
      <text:p text:style-name="P9"/>
      <text:p text:style-name="P9"/>
      <text:p text:style-name="P9"/>
      <text:p text:style-name="P9"/>
      <text:p text:style-name="P9"/>
      <text:p text:style-name="P9"/>
      <text:p text:style-name="P11"><text:tab/>Find two numbers show sum is 55 and difference is 17.</text:p>
      <text:p text:style-name="P9"/>
      <text:p text:style-name="P9"/>
      <text:p text:style-name="P9"/>
      <text:p text:style-name="P9"/>
      <text:p text:style-name="P9"/>
      <text:p text:style-name="P9"/>
      <text:p text:style-name="P9"/>
      <text:p text:style-name="P9"/>
      <text:p text:style-name="P9"/>
      <text:p text:style-name="P9"/>
      <text:p text:style-name="P27"/>
      <text:p text:style-name="P56"><text:span text:style-name="T13">M</text:span><text:span text:style-name="T14">odel and Solve Geometry Problems</text:span></text:p>
      <text:p text:style-name="P9"/>
      <text:p text:style-name="P30"><text:span text:style-name="T19"><text:tab/></text:span><text:span text:style-name="T21">You may need to use some formulas. Recall the following</text:span></text:p>
      <text:p text:style-name="P12"><text:tab/>The perimeter of a figure is the distance around that figure</text:p>
      <text:p text:style-name="P12"><text:tab/>Two complementary angles sum to 90°, two supplementary angles sum to 180°</text:p>
      <text:p text:style-name="P12"><text:tab/>The three angles in a triangle sum to 180°</text:p>
      <text:p text:style-name="P12"/>
      <text:p text:style-name="P12"><text:tab/>The Freese family owns a rectangular wooded lot that is on a lake. They want to enclose the lot with a fence but do not want to put up a fence along the lake. Dave Freese determined that he will need 240 feet of fence. He also knows that the width of the lot is 30 feet less than the length. What are the dimensions of the lot?</text:p>
      <text:p text:style-name="P12"/>
      <text:p text:style-name="P31"><text:span text:style-name="T19"><text:tab/></text:span><text:span text:style-name="T22"><text:tab/><text:tab/><text:tab/><text:tab/><text:tab/><text:tab/><text:tab/><text:tab/></text:span><text:span text:style-name="T19"><text:tab/></text:span><text:span text:style-name="T22"> <text:s text:c="5"/></text:span><text:span text:style-name="T19">water</text:span></text:p>
      <text:p text:style-name="P12"><draw:line text:anchor-type="paragraph" draw:z-index="0" draw:name="Shape1" draw:style-name="gr2" draw:text-style-name="P62" svg:x1="2.7567in" svg:y1="0.0209in" svg:x2="5.3374in" svg:y2="0.0209in"><text:p/></draw:line><draw:custom-shape text:anchor-type="paragraph" draw:z-index="1" draw:name="Shape2" draw:style-name="gr1" draw:text-style-name="P61" svg:width="0.9114in" svg:height="0.715in" svg:x="3.3134in" svg:y="0.0209in"><text:p/><draw:enhanced-geometry svg:viewBox="0 0 21600 21600" draw:type="rectangle" draw:enhanced-path="M 0 0 L 21600 0 21600 21600 0 21600 0 0 Z N"/></draw:custom-shape></text:p>
      <text:p text:style-name="P21"><text:span text:style-name="T23"><text:tab/><text:tab/><text:tab/><text:tab/><text:tab/><text:tab/><text:tab/><text:tab/><text:tab/></text:span><text:span text:style-name="T15"> <text:s/>W<text:tab/><text:tab/><text:tab/><text:tab/>W</text:span></text:p>
      <text:p text:style-name="P12"/>
      <text:p text:style-name="P12"/>
      <text:p text:style-name="P12"/>
      <text:p text:style-name="P21"><text:span text:style-name="T15"><text:tab/></text:span><text:span text:style-name="T16"><text:tab/><text:tab/><text:tab/><text:tab/><text:tab/><text:tab/><text:tab/><text:tab/><text:tab/><text:tab/></text:span><text:span text:style-name="T15">L</text:span></text:p>
      <text:p text:style-name="P13"/>
      <text:p text:style-name="P13"/>
      <text:p text:style-name="P13"/>
      <text:p text:style-name="P13">Find the measure of two complementary angles such that the measure of the larger angle is 6° greater than twice the measure of the smaller angle.</text:p>
      <text:p text:style-name="P13"/>
      <text:p text:style-name="P13"/>
      <text:p text:style-name="P13"/>
      <text:p text:style-name="P13"/>
      <text:p text:style-name="P13"/>
      <text:p text:style-name="P13"/>
      <text:p text:style-name="P13"/>
      <text:p text:style-name="P13"/>
      <text:p text:style-name="P13"/>
      <text:p text:style-name="P13"/>
      <text:p text:style-name="P27"/>
      <text:p text:style-name="P9">The perimeter of a rectangle is 70 meters. If the width is 40% of the length, find the dimensions of the rectangle.</text:p>
      <text:p text:style-name="P40">Model and Solve Uniform Motion Problems</text:p>
      <text:p text:style-name="P13"/>
      <text:p text:style-name="P13">Recall that during uniform motion, d = rt</text:p>
      <text:p text:style-name="P30"><text:span text:style-name="T22"><text:tab/></text:span><text:span text:style-name="T19">The airspeed of a plane is its speed through the air. This speed is different from the plane's groundspeed—its speed relative to the ground. The groundspeed of an airplane is affected by the wind. Suppose that a Piper aircraft flying west a distance of 500 miles takes 5 hours. The return trip takes 4 hours. Find the airspeed of the plane and the effect that wind resistance has on the plane.</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On Monday afternoon, Andrew rowed his boat with the current for 4.5 hours and covered 27 miles, stopping in the evening at a campground. On Tuesday morning he returned to his starting point against the current in 6.75 hours. Find the speed of the current and the rate at which Andrew rowed in still water.</text:p>
      <text:p text:style-name="P49">Monica and Gabriella enjoy riding horses at a dude ranch in Colorado. They decide to go down different trails, which travel in opposite direction, agreeing to meet back at the ranch later in the day. Monica's horse is going 4 mph faster than the Gabriella's, and after 2.5 hours, they are 20 miles apart. Find the speed of each hors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Vanessa and Richie are riding their bikes down a trail to the next campground. Vanessa rides at 10 mph, and Richie rides at 8 mph. Since Vanessa is a little speedier, she stays behind and cleans up camp for 30 minutes before leaving. How long has Richie been riding when Vanessa catches up to Richie?</text:p>
      <text:p text:style-name="P41">Set Up and Solve Money Mixture Problems</text:p>
      <text:p text:style-name="P14"/>
      <text:p text:style-name="P14"><text:tab/>A class of school children and their adult chaperones took a field trip to the zoo. The total cost of admission was $230, and 40 children and adults went on the field trip. If the children paid $5 each and the adults paid $8 each, how many adults and how many children went on the trip? Fill in a table that summarizes the information in the problem.</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 third-grade class contributed $9.20 in dimes and quarters to the Red Cross. In all there were 56 coins. Find the number of dimes and quarters that they contributed.</text:p>
      <text:p text:style-name="P50">You have $12,000 invested in a money market account that paid 2% annual interest and a stock fund that paid 8% annual interest. Suppose that you earned $480 in interest at the end of one year. How much was invested in each accoun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Faye has recently retired and requires an extra $5500 per year in income. She has $90,000 to invest and can invest in either an Aa-rated bond that pays 5% per annum or a B-rated bond paying 7% annually. How much should be placed in each investment for Faye to achieve her goal exactly?</text:p>
      <text:p text:style-name="P41">Set Up and Solve Dry Mixture and Percent Mixture Problems</text:p>
      <text:p text:style-name="P11"/>
      <text:p text:style-name="P11">A store manager combined nuts and M&amp;M's to make a trail mix. She created 10 pounds of the mix and sold it for $5.10 per pound. If the price of the nuts was $3 per pound and the price of the M&amp;M's was $6 per pound, how many pounds of each type did she us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A coffeehouse has Brazilian coffee that sells for $6 per pound and Colombian coffee that sells for $10 per pound. How many pounds of each coffee should be mixed to obtain 20 pounds of a blend that costs $9 per pound?</text:p>
      <text:p text:style-name="P50">You work in the chemistry stockroom and your instructor asks you to prepare 4 liters of 15% hydrochloric acid (HCl). The supply room has a bottle of 12% HCl and another of 20% HCl. How much of each should you mix so that your instructor has the required solutio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You are an ice cream maker and decide that ice cream with 9% butterfat is the best to sell. How many gallons of ice cream with 5% butterfat should be mixed with ice cream that is 15% butterfat to make 200 gallons of the desired bl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fb389"/>
    </style:style>
    <style:style style:name="MT2" style:family="text">
      <style:text-properties fo:language="zxx" fo:country="none" officeooo:rsid="00cd4d9a" style:language-asian="zxx" style:country-asian="none" style:language-complex="zxx" style:country-complex="none"/>
    </style:style>
    <style:style style:name="MT3" style:family="text">
      <style:text-properties officeooo:rsid="009574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text:span text:style-name="MT1">090</text:span> Ch <text:span text:style-name="MT2">7</text:span>, Pag<text:span text:style-name="MT3">e</text:span> <text:page-number text:select-page="current">24</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1DT21H10M29S</meta:editing-duration>
    <meta:editing-cycles>72</meta:editing-cycles>
    <meta:generator>LibreOffice/6.4.7.2$Linux_X86_64 LibreOffice_project/40$Build-2</meta:generator>
    <dc:date>2022-03-09T12:10:38.719845770</dc:date>
    <meta:print-date>2022-03-09T12:05:47.963636070</meta:print-date>
    <meta:document-statistic meta:table-count="0" meta:image-count="0" meta:object-count="2" meta:page-count="24" meta:paragraph-count="152" meta:word-count="1828" meta:character-count="9265" meta:non-whitespace-character-count="7470"/>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frac>
        <mn>1</mn>
        <mn>2</mn>
      </mfrac>
      <mrow>
        <mrow>
          <mi>x</mi>
          <mo stretchy="false">−</mo>
          <mi>y</mi>
        </mrow>
        <mo stretchy="false">=</mo>
        <mrow>
          <mo stretchy="false">−</mo>
          <mn>4</mn>
        </mrow>
      </mrow>
    </mrow>
    <annotation encoding="StarMath 5.0">1 over 2 x - y = -4</annotation>
  </semantics>
</math>
</file>

<file path=Object 2/content.xml><?xml version="1.0" encoding="utf-8"?>
<math xmlns="http://www.w3.org/1998/Math/MathML" display="block">
  <semantics>
    <mrow>
      <mrow>
        <mo stretchy="false">−</mo>
        <mfrac>
          <mn>1</mn>
          <mn>4</mn>
        </mfrac>
      </mrow>
      <mrow>
        <mi>x</mi>
        <mo stretchy="false">+</mo>
        <mfrac>
          <mn>1</mn>
          <mn>2</mn>
        </mfrac>
      </mrow>
      <mrow>
        <mi>y</mi>
        <mo stretchy="false">=</mo>
        <mn>1</mn>
      </mrow>
    </mrow>
    <annotation encoding="StarMath 5.0">-{ 1 over 4 }x + 1 over 2 y = 1</annotation>
  </semantics>
</math>
</file>